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41.7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31.24pt"/>
    </style:style>
    <style:style style:name="co10" style:family="table-column">
      <style:table-column-properties fo:break-before="auto" style:column-width="58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ory bit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[.D8]+[.E8]+[.F8]+[.G8]+[.I8]" office:value-type="float" office:value="8273" calcext:value-type="float">
            <text:p>8273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5801" calcext:value-type="float">
            <text:p>5801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[.D9]+[.E9]+[.F9]+[.G9]+[.I9]" office:value-type="float" office:value="8362" calcext:value-type="float">
            <text:p>8362</text:p>
          </table:table-cell>
          <table:table-cell table:formula="of:=15+64+32+1504+160+203" office:value-type="float" office:value="1978" calcext:value-type="float">
            <text:p>1978</text:p>
          </table:table-cell>
          <table:table-cell office:value-type="float" office:value="5682" calcext:value-type="float">
            <text:p>568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[.D10]+[.E10]+[.F10]+[.G10]+[.I10]" office:value-type="float" office:value="10272" calcext:value-type="float">
            <text:p>10272</text:p>
          </table:table-cell>
          <table:table-cell table:formula="of:=15+32+286+1440+622+192" office:value-type="float" office:value="2587" calcext:value-type="float">
            <text:p>2587</text:p>
          </table:table-cell>
          <table:table-cell office:value-type="float" office:value="6910" calcext:value-type="float">
            <text:p>6910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[.D11]+[.E11]+[.F11]+[.G11]+[.I11]" office:value-type="float" office:value="18611" calcext:value-type="float">
            <text:p>18611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12698" calcext:value-type="float">
            <text:p>12698</text:p>
          </table:table-cell>
          <table:table-cell office:value-type="float" office:value="3882" calcext:value-type="float">
            <text:p>388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[.D12]+[.E12]+[.F12]+[.G12]+[.I12]" office:value-type="float" office:value="18740" calcext:value-type="float">
            <text:p>18740</text:p>
          </table:table-cell>
          <table:table-cell table:formula="of:=+16+65+33+1505+161+204" office:value-type="float" office:value="1984" calcext:value-type="float">
            <text:p>1984</text:p>
          </table:table-cell>
          <table:table-cell office:value-type="float" office:value="12608" calcext:value-type="float">
            <text:p>12608</text:p>
          </table:table-cell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[.D13]+[.E13]+[.F13]+[.G13]+[.I13]" office:value-type="float" office:value="20445" calcext:value-type="float">
            <text:p>20445</text:p>
          </table:table-cell>
          <table:table-cell table:formula="of:=15+32+911+1440+5+192" office:value-type="float" office:value="2595" calcext:value-type="float">
            <text:p>2595</text:p>
          </table:table-cell>
          <table:table-cell office:value-type="float" office:value="13629" calcext:value-type="float">
            <text:p>13629</text:p>
          </table:table-cell>
          <table:table-cell office:value-type="float" office:value="3933" calcext:value-type="float">
            <text:p>39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14]+[.E14]+[.F14]+[.G14]+[.I14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15]+[.E15]+[.F15]+[.G15]+[.I15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ory bit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5]+[.E25]+[.F25]+[.G25]+[.I25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6]+[.E26]+[.F26]+[.G26]+[.I26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7]+[.E27]+[.F27]+[.G27]+[.I27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33" calcext:value-type="float">
            <text:p>333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9]+[.E29]+[.F29]+[.G29]+[.I29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0]+[.E30]+[.F30]+[.G30]+[.I30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1]+[.E31]+[.F31]+[.G31]+[.I31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 hard_v_reg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32]+[.E32]+[.F32]+[.G32]+[.I3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3]+[.E33]+[.F33]+[.G33]+[.I3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4]+[.E34]+[.F34]+[.G34]+[.I3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I8])" office:value-type="float" office:value="32136" calcext:value-type="float">
            <text:p>32136</text:p>
          </table:table-cell>
          <table:table-cell table:formula="of:=30+192+1422+2+18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422" calcext:value-type="float">
            <text:p>422</text:p>
          </table:table-cell>
          <table:table-cell table:formula="of:=11309+809+1314+3494" office:value-type="float" office:value="16926" calcext:value-type="float">
            <text:p>16926</text:p>
          </table:table-cell>
          <table:table-cell table:formula="of:=7365+3464+1333+350" office:value-type="float" office:value="12512" calcext:value-type="float">
            <text:p>12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I9])" office:value-type="float" office:value="17631" calcext:value-type="float">
            <text:p>17631</text:p>
          </table:table-cell>
          <table:table-cell table:formula="of:=1+203+1486+62+18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table:formula="of:=4354+710+860+3785" office:value-type="float" office:value="9709" calcext:value-type="float">
            <text:p>9709</text:p>
          </table:table-cell>
          <table:table-cell table:formula="of:=2984+1315+528+155" office:value-type="float" office:value="4982" calcext:value-type="float">
            <text:p>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I10])" office:value-type="float" office:value="23066" calcext:value-type="float">
            <text:p>23066</text:p>
          </table:table-cell>
          <table:table-cell table:formula="of:=1+31+192+1422+18+622+286+1" office:value-type="float" office:value="2573" calcext:value-type="float">
            <text:p>2573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table:formula="of:=5695+848+1568+4429" office:value-type="float" office:value="12540" calcext:value-type="float">
            <text:p>12540</text:p>
          </table:table-cell>
          <table:table-cell table:formula="of:=4087+1795+783+303" office:value-type="float" office:value="6968" calcext:value-type="float">
            <text:p>6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I11])" office:value-type="float" office:value="94934" calcext:value-type="float">
            <text:p>94934</text:p>
          </table:table-cell>
          <table:table-cell table:formula="of:=30+192+1421+2+19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156" calcext:value-type="float">
            <text:p>6156</text:p>
          </table:table-cell>
          <table:table-cell table:formula="of:=29777+5345+5656+9321" office:value-type="float" office:value="50099" calcext:value-type="float">
            <text:p>50099</text:p>
          </table:table-cell>
          <table:table-cell table:formula="of:=20555+9879+4353+1616" office:value-type="float" office:value="36403" calcext:value-type="float">
            <text:p>36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I12])" office:value-type="float" office:value="85103" calcext:value-type="float">
            <text:p>85103</text:p>
          </table:table-cell>
          <table:table-cell table:formula="of:=1+203+1485+62+19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6131" calcext:value-type="float">
            <text:p>6131</text:p>
          </table:table-cell>
          <table:table-cell table:formula="of:=25751+4046+5912+10116" office:value-type="float" office:value="45825" calcext:value-type="float">
            <text:p>45825</text:p>
          </table:table-cell>
          <table:table-cell table:formula="of:=16974+8236+3858+1600" office:value-type="float" office:value="30668" calcext:value-type="float">
            <text:p>30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I13])" office:value-type="float" office:value="85506" calcext:value-type="float">
            <text:p>85506</text:p>
          </table:table-cell>
          <table:table-cell table:formula="of:=1+31+192+1421+19+5+911+1" office:value-type="float" office:value="2581" calcext:value-type="float">
            <text:p>2581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209" calcext:value-type="float">
            <text:p>6209</text:p>
          </table:table-cell>
          <table:table-cell table:formula="of:=24079+5249+6480+10032" office:value-type="float" office:value="45840" calcext:value-type="float">
            <text:p>45840</text:p>
          </table:table-cell>
          <table:table-cell table:formula="of:=16841+8154+3790+1544" office:value-type="float" office:value="30329" calcext:value-type="float">
            <text:p>30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I14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I15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I25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I26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I27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574" calcext:value-type="float">
            <text:p>574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I29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I30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I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I3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I3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I3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795" calcext:value-type="float">
            <text:p>6795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12+2+237"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table:formula="of:=155+243+1450+1480+618" office:value-type="float" office:value="3946" calcext:value-type="float">
            <text:p>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157" calcext:value-type="float">
            <text:p>7157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5+237" office:value-type="float" office:value="456" calcext:value-type="float">
            <text:p>456</text:p>
          </table:table-cell>
          <table:table-cell office:value-type="float" office:value="581" calcext:value-type="float">
            <text:p>581</text:p>
          </table:table-cell>
          <table:table-cell table:formula="of:=207+222+1477+1687+433"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428" calcext:value-type="float">
            <text:p>8428</text:p>
          </table:table-cell>
          <table:table-cell table:formula="of:=2627" office:value-type="float" office:value="2627" calcext:value-type="float">
            <text:p>2627</text:p>
          </table:table-cell>
          <table:table-cell table:formula="of:=32+3+212+3+237" office:value-type="float" office:value="487" calcext:value-type="float">
            <text:p>487</text:p>
          </table:table-cell>
          <table:table-cell office:value-type="float" office:value="573" calcext:value-type="float">
            <text:p>573</text:p>
          </table:table-cell>
          <table:table-cell table:formula="of:=208+406+1528+1923+548"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10419" calcext:value-type="float">
            <text:p>10419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+212+2+237"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table:formula="of:=830+995+2207+2164+1174" office:value-type="float" office:value="7370" calcext:value-type="float">
            <text:p>73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10620" calcext:value-type="float">
            <text:p>10620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6+237" office:value-type="float" office:value="457" calcext:value-type="float">
            <text:p>457</text:p>
          </table:table-cell>
          <table:table-cell office:value-type="float" office:value="709" calcext:value-type="float">
            <text:p>709</text:p>
          </table:table-cell>
          <table:table-cell table:formula="of:=794+955+2262+2248+1097" office:value-type="float" office:value="7356" calcext:value-type="float">
            <text:p>73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12127" calcext:value-type="float">
            <text:p>12127</text:p>
          </table:table-cell>
          <table:table-cell table:formula="of:=2635" office:value-type="float" office:value="2635" calcext:value-type="float">
            <text:p>2635</text:p>
          </table:table-cell>
          <table:table-cell table:formula="of:=32+3+212+4+237" office:value-type="float" office:value="488" calcext:value-type="float">
            <text:p>488</text:p>
          </table:table-cell>
          <table:table-cell office:value-type="float" office:value="739" calcext:value-type="float">
            <text:p>739</text:p>
          </table:table-cell>
          <table:table-cell table:formula="of:=971+1160+2416+2484+1102" office:value-type="float" office:value="8133" calcext:value-type="float">
            <text:p>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06" calcext:value-type="float">
            <text:p>306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581" calcext:value-type="float">
            <text:p>6581</text:p>
          </table:table-cell>
          <table:table-cell table:formula="of:=1614+18+96" office:value-type="float" office:value="1728" calcext:value-type="float">
            <text:p>1728</text:p>
          </table:table-cell>
          <table:table-cell table:formula="of:=32+2+212+45+237"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  <table:table-cell table:formula="of:=82+529+477+424+304+1653" office:value-type="float" office:value="3469" calcext:value-type="float">
            <text:p>3469</text:p>
          </table:table-cell>
          <table:table-cell table:formula="of:=560+176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371" calcext:value-type="float">
            <text:p>7371</text:p>
          </table:table-cell>
          <table:table-cell table:formula="of:=1689+18+256" office:value-type="float" office:value="1963" calcext:value-type="float">
            <text:p>1963</text:p>
          </table:table-cell>
          <table:table-cell table:formula="of:=2+212+58+237" office:value-type="float" office:value="509" calcext:value-type="float">
            <text:p>509</text:p>
          </table:table-cell>
          <table:table-cell office:value-type="float" office:value="74" calcext:value-type="float">
            <text:p>74</text:p>
          </table:table-cell>
          <table:table-cell table:formula="of:=103+460+625+650+399+1732" office:value-type="float" office:value="3969" calcext:value-type="float">
            <text:p>3969</text:p>
          </table:table-cell>
          <table:table-cell table:formula="of:=644+180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534" calcext:value-type="float">
            <text:p>8534</text:p>
          </table:table-cell>
          <table:table-cell table:formula="of:=1614+18+940" office:value-type="float" office:value="2572" calcext:value-type="float">
            <text:p>2572</text:p>
          </table:table-cell>
          <table:table-cell table:formula="of:=32+2+212+59+237" office:value-type="float" office:value="542" calcext:value-type="float">
            <text:p>542</text:p>
          </table:table-cell>
          <table:table-cell office:value-type="float" office:value="92" calcext:value-type="float">
            <text:p>92</text:p>
          </table:table-cell>
          <table:table-cell table:formula="of:=143+602+813+457+389+2104" office:value-type="float" office:value="4508" calcext:value-type="float">
            <text:p>4508</text:p>
          </table:table-cell>
          <table:table-cell table:formula="of:=586+202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35014" calcext:value-type="float">
            <text:p>35014</text:p>
          </table:table-cell>
          <table:table-cell table:formula="of:=1613+19+96" office:value-type="float" office:value="1728" calcext:value-type="float">
            <text:p>1728</text:p>
          </table:table-cell>
          <table:table-cell table:formula="of:=32+2+212+2031+237" office:value-type="float" office:value="2514" calcext:value-type="float">
            <text:p>2514</text:p>
          </table:table-cell>
          <table:table-cell office:value-type="float" office:value="2736" calcext:value-type="float">
            <text:p>2736</text:p>
          </table:table-cell>
          <table:table-cell table:formula="of:=3279+2694+2742+832+714+8117" office:value-type="float" office:value="18378" calcext:value-type="float">
            <text:p>18378</text:p>
          </table:table-cell>
          <table:table-cell table:formula="of:=6841+2777" office:value-type="float" office:value="9618" calcext:value-type="float">
            <text:p>96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35780" calcext:value-type="float">
            <text:p>35780</text:p>
          </table:table-cell>
          <table:table-cell table:formula="of:=1688+19+256" office:value-type="float" office:value="1963" calcext:value-type="float">
            <text:p>1963</text:p>
          </table:table-cell>
          <table:table-cell table:formula="of:=2+212+2046+237" office:value-type="float" office:value="2497" calcext:value-type="float">
            <text:p>2497</text:p>
          </table:table-cell>
          <table:table-cell office:value-type="float" office:value="2722" calcext:value-type="float">
            <text:p>2722</text:p>
          </table:table-cell>
          <table:table-cell table:formula="of:=3400+2724+2674+606+916+8438" office:value-type="float" office:value="18758" calcext:value-type="float">
            <text:p>18758</text:p>
          </table:table-cell>
          <table:table-cell table:formula="of:=6842+2958" office:value-type="float" office:value="9800" calcext:value-type="float">
            <text:p>98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35660" calcext:value-type="float">
            <text:p>35660</text:p>
          </table:table-cell>
          <table:table-cell table:formula="of:=1613+19+948" office:value-type="float" office:value="2580" calcext:value-type="float">
            <text:p>2580</text:p>
          </table:table-cell>
          <table:table-cell table:formula="of:=32+2+212+2051+237" office:value-type="float" office:value="2534" calcext:value-type="float">
            <text:p>2534</text:p>
          </table:table-cell>
          <table:table-cell office:value-type="float" office:value="2742" calcext:value-type="float">
            <text:p>2742</text:p>
          </table:table-cell>
          <table:table-cell table:formula="of:=2686+2799+3379+829+1017+7975" office:value-type="float" office:value="18685" calcext:value-type="float">
            <text:p>18685</text:p>
          </table:table-cell>
          <table:table-cell table:formula="of:=6407+2672" office:value-type="float" office:value="9079" calcext:value-type="float">
            <text:p>907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08" calcext:value-type="float">
            <text:p>308</text:p>
          </table:table-cell>
          <table:table-cell table:formula="of:=[.D26]+[.D2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4:19:51.07859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0-01T15:51:29.279393751</dc:date>
    <meta:editing-duration>PT7H15M38S</meta:editing-duration>
    <meta:editing-cycles>62</meta:editing-cycles>
    <meta:generator>LibreOffice/6.0.7.3$Linux_X86_64 LibreOffice_project/00m0$Build-3</meta:generator>
    <meta:document-statistic meta:table-count="4" meta:cell-count="825" meta:object-count="0"/>
  </office:meta>
</office:document-meta>
</file>